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0c44d7" officeooo:paragraph-rsid="001c5ec0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font-size="14pt" officeooo:rsid="000c44d7" officeooo:paragraph-rsid="001c5ec0" style:font-size-asian="14pt" style:font-size-complex="14pt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officeooo:rsid="000c44d7" officeooo:paragraph-rsid="001c5ec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font-size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1c5ec0" style:font-size-asian="28pt" style:font-size-complex="28pt"/>
    </style:style>
    <style:style style:name="T4" style:family="text">
      <style:text-properties officeooo:rsid="001c5ec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/>
    </style:style>
    <style:style style:name="T7" style:family="text">
      <style:text-properties fo:font-size="10pt"/>
    </style:style>
    <style:style style:name="gr1" style:family="graphic">
      <style:graphic-properties svg:stroke-color="#000000" draw:fill="none" draw:textarea-vertical-align="middle" draw:auto-grow-height="false" fo:min-height="3.704cm" fo:min-width="0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5.006cm" fo:min-width="0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4.815cm" fo:min-width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2.198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0.612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vertical-align="middle" draw:auto-grow-height="false" fo:min-height="0.478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 Igreja Vem</text:span><text:tab/><text:tab/>Anderson Freir<text:span text:style-name="T4">e<text:tab/><text:tab/></text:span><text:span text:style-name="T2">[ </text:span><text:span text:style-name="T3">0</text:span><text:span text:style-name="T2">8 ]</text:span></text:p>
      <text:p text:style-name="P2">Glória, rompendo em glória</text:p>
      <text:p text:style-name="P2">De glória em glória</text:p>
      <text:p text:style-name="P2">Reflete a glória</text:p>
      <text:p text:style-name="P2"><draw:custom-shape text:anchor-type="paragraph" draw:z-index="0" draw:style-name="gr1" draw:text-style-name="P4" svg:width="0.345cm" svg:height="3.705cm" svg:x="14.522cm" svg:y="0.1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<draw:frame text:anchor-type="paragraph" draw:z-index="5" draw:style-name="gr6" draw:text-style-name="P7" svg:width="0.729cm" svg:height="2.528cm" svg:x="15.145cm" svg:y="0.325cm"><draw:text-box><text:p text:style-name="P6">T</text:p><text:p text:style-name="P6">O</text:p><text:p text:style-name="P6">D</text:p><text:p text:style-name="P6">O</text:p><text:p text:style-name="P6">S</text:p></draw:text-box></draw:frame>A Igreja vem com aquele que brilha mais que a luz do sol</text:p>
      <text:p text:style-name="P2">Dissipando as trevas, destruindo o mal</text:p>
      <text:p text:style-name="P2">A Sua face é um refletor de glória, o céu derrama a glória</text:p>
      <text:p text:style-name="P2">Porque a Igreja vem, arrebentando com as portas do inferno</text:p>
      <text:p text:style-name="P2">Com barulho de milagre, levantando um exército de vidas</text:p>
      <text:p text:style-name="P2">É a Igreja Santa, aqui perseguida</text:p>
      <text:p text:style-name="P2"><draw:custom-shape text:anchor-type="paragraph" draw:z-index="1" draw:style-name="gr2" draw:text-style-name="P4" svg:width="0.345cm" svg:height="5.007cm" svg:x="1.796cm" svg:y="0.402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Tentaram acabar com a base da Igreja</text:p>
      <text:p text:style-name="P2">Sem ela a Terra não povoaria o céu</text:p>
      <text:p text:style-name="P2"><draw:frame text:anchor-type="paragraph" draw:z-index="6" draw:style-name="gr7" draw:text-style-name="P9" svg:width="0.862cm" svg:height="1.96cm" svg:x="0.778cm" svg:y="0.189cm"><draw:text-box><text:p text:style-name="P8"><text:span text:style-name="T5">S</text:span></text:p><text:p text:style-name="P8"><text:span text:style-name="T5">O</text:span></text:p><text:p text:style-name="P8"><text:span text:style-name="T5">L</text:span></text:p><text:p text:style-name="P8"><text:span text:style-name="T5">O</text:span></text:p></draw:text-box></draw:frame>Ela não teria força pra adorar</text:p>
      <text:p text:style-name="P2">Não haveria missionário em todo lugar</text:p>
      <text:p text:style-name="P2">Mas o plano não deu certo (não, não)</text:p>
      <text:p text:style-name="P2">Tentaram nos calar matando alguns irmãos</text:p>
      <text:p text:style-name="P2">Mas nada adiantou surgiram mais cristãos</text:p>
      <text:p text:style-name="P2">Louvando como Paulo e Silas na prisão</text:p>
      <text:p text:style-name="P2">Movendo o grande céu estremecendo chão, assumindo a missão</text:p>
      <text:p text:style-name="P2"><draw:custom-shape text:anchor-type="paragraph" draw:z-index="2" draw:style-name="gr3" draw:text-style-name="P4" svg:width="0.422cm" svg:height="4.814cm" svg:x="12.592cm" svg:y="0.34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O plano do Senhor, é o que prevaleceu</text:p>
      <text:p text:style-name="P2">Há quase dois mil anos a Igreja só cresceu</text:p>
      <text:p text:style-name="P2"><draw:frame text:anchor-type="paragraph" draw:z-index="7" draw:style-name="gr8" draw:text-style-name="P10" svg:width="0.729cm" svg:height="2.597cm" svg:x="13.293cm" svg:y="0.258cm"><draw:text-box><text:p text:style-name="P6"><text:span text:style-name="T6">T</text:span></text:p><text:p text:style-name="P6"><text:span text:style-name="T6">O</text:span></text:p><text:p text:style-name="P6"><text:span text:style-name="T6">D</text:span></text:p><text:p text:style-name="P6"><text:span text:style-name="T6">O</text:span></text:p><text:p text:style-name="P6"><text:span text:style-name="T6">S</text:span></text:p></draw:text-box></draw:frame>Jesus é a cabeça, e nos ensina a trabalhar</text:p>
      <text:p text:style-name="P2">A base é muito forte, nada pode abalar</text:p>
      <text:p text:style-name="P2">Por isso o inferno vive a chorar</text:p>
      <text:p text:style-name="P2">A Igreja não descansa o tempo todo esta lá</text:p>
      <text:p text:style-name="P2">Brilhando em toda parte a Igreja vem</text:p>
      <text:p text:style-name="P2">Quebrando cativeiros pra salvar alguém</text:p>
      <text:p text:style-name="P2"><draw:custom-shape text:anchor-type="paragraph" draw:z-index="3" draw:style-name="gr4" draw:text-style-name="P4" svg:width="0.265cm" svg:height="2.199cm" svg:x="5.449cm" svg:y="0.501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A Igreja vem</text:p>
      <text:p text:style-name="P2"><draw:frame text:anchor-type="paragraph" draw:z-index="8" draw:style-name="gr7" draw:text-style-name="P9" svg:width="0.862cm" svg:height="1.96cm" svg:x="4.403cm" svg:y="0.261cm"><draw:text-box><text:p text:style-name="P8"><text:span text:style-name="T5">S</text:span></text:p><text:p text:style-name="P8"><text:span text:style-name="T5">O</text:span></text:p><text:p text:style-name="P8"><text:span text:style-name="T5">L</text:span></text:p><text:p text:style-name="P8"><text:span text:style-name="T5">O</text:span></text:p></draw:text-box></draw:frame>O Noivo vem aí</text:p>
      <text:p text:style-name="P2">A Igreja está se preparando</text:p>
      <text:p text:style-name="P2">Pra cantar no coral</text:p>
      <text:p text:style-name="P2">Junto com os anjos</text:p>
      <text:p text:style-name="P2"><draw:custom-shape text:anchor-type="paragraph" draw:z-index="4" draw:style-name="gr5" draw:text-style-name="P5" svg:width="0.239cm" svg:height="0.611cm" svg:x="10.132cm" svg:y="0.44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Glória</text:p>
      <text:p text:style-name="P2"><draw:frame text:anchor-type="paragraph" draw:z-index="12" draw:style-name="gr10" draw:text-style-name="P11" svg:width="1.059cm" svg:height="0.406cm" svg:x="10.567cm" svg:y="0.088cm"><draw:text-box><text:p><text:span text:style-name="T7">Solo</text:span></text:p></draw:text-box></draw:frame>O Noivo vem aí</text:p>
      <text:p text:style-name="P2"><draw:custom-shape text:anchor-type="paragraph" draw:z-index="9" draw:style-name="gr5" draw:text-style-name="P5" svg:width="0.239cm" svg:height="0.611cm" svg:x="10.634cm" svg:y="0.5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Rompendo em Glória</text:p>
      <text:p text:style-name="P2"><draw:frame text:anchor-type="paragraph" draw:z-index="13" draw:style-name="gr10" draw:text-style-name="P11" svg:width="1.059cm" svg:height="0.406cm" svg:x="11.044cm" svg:y="0.115cm"><draw:text-box><text:p><text:span text:style-name="T7">Solo</text:span></text:p></draw:text-box></draw:frame>Ele está te convidando</text:p>
      <text:p text:style-name="P2"><draw:custom-shape text:anchor-type="paragraph" draw:z-index="10" draw:style-name="gr5" draw:text-style-name="P5" svg:width="0.239cm" svg:height="0.611cm" svg:x="10.317cm" svg:y="0.45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 Glória em Glória</text:p>
      <text:p text:style-name="P2"><draw:frame text:anchor-type="paragraph" draw:z-index="14" draw:style-name="gr10" draw:text-style-name="P11" svg:width="1.059cm" svg:height="0.406cm" svg:x="10.7cm" svg:y="0.088cm"><draw:text-box><text:p><text:span text:style-name="T7">Solo</text:span></text:p></draw:text-box></draw:frame>Pra cantar no coral</text:p>
      <text:p text:style-name="P2">Reflete a Glória</text:p>
      <text:p text:style-name="P1"><draw:custom-shape text:anchor-type="paragraph" draw:z-index="11" draw:style-name="gr9" draw:text-style-name="P5" svg:width="0.239cm" svg:height="0.477cm" svg:x="10.476cm" svg:y="0.06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5" draw:style-name="gr10" draw:text-style-name="P11" svg:width="1.059cm" svg:height="0.406cm" svg:x="10.885cm" svg:y="0.088cm"><draw:text-box><text:p><text:span text:style-name="T7">Solo</text:span></text:p></draw:text-box></draw:frame>Junto com os anj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3:05:51.943258234</dc:date>
    <meta:editing-duration>PT45M16S</meta:editing-duration>
    <meta:editing-cycles>21</meta:editing-cycles>
    <meta:generator>LibreOffice/5.4.1.2.0$Linux_X86_64 LibreOffice_project/40m0$Build-2</meta:generator>
    <meta:print-date>2017-11-04T13:02:22.301956857</meta:print-date>
    <meta:document-statistic meta:table-count="0" meta:image-count="0" meta:object-count="0" meta:page-count="1" meta:paragraph-count="40" meta:word-count="248" meta:character-count="1273" meta:non-whitespace-character-count="1063"/>
  </office:meta>
</office:document-meta>
</file>